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501e" officeooo:paragraph-rsid="0014501e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4620a" officeooo:paragraph-rsid="0014620a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4620a" officeooo:paragraph-rsid="001882ae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81edf" officeooo:paragraph-rsid="00181edf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6280e" officeooo:paragraph-rsid="00181edf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882ae" officeooo:paragraph-rsid="001882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82ae" officeooo:paragraph-rsid="001882ae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501e" officeooo:paragraph-rsid="0014501e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620a" officeooo:paragraph-rsid="0014620a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620a" officeooo:paragraph-rsid="001882ae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4620a" officeooo:paragraph-rsid="0014620a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81edf" officeooo:paragraph-rsid="00181ed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6280e" officeooo:paragraph-rsid="0016280e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bold" officeooo:rsid="00181edf" officeooo:paragraph-rsid="00181edf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4620a" officeooo:paragraph-rsid="0014620a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81edf" officeooo:paragraph-rsid="00181edf"/>
    </style:style>
    <style:style style:name="P17" style:family="paragraph" style:parent-style-name="Standard">
      <style:paragraph-properties fo:margin-top="0in" fo:margin-bottom="0.1in" style:contextual-spacing="false" fo:text-align="start" style:justify-single-word="false"/>
      <style:text-properties fo:font-style="italic" style:text-underline-style="none" fo:font-weight="normal" officeooo:rsid="001882ae" officeooo:paragraph-rsid="001882ae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in" fo:margin-bottom="0.1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14501e" officeooo:paragraph-rsid="0014501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1in" style:contextual-spacing="false" fo:text-align="start" style:justify-single-word="false"/>
      <style:text-properties style:text-underline-style="solid" style:text-underline-width="auto" style:text-underline-color="font-color" fo:font-weight="bold" officeooo:rsid="0014501e" officeooo:paragraph-rsid="0014501e" style:font-weight-asian="bold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6280e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81edf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882a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6280e" style:font-style-asian="normal" style:font-style-complex="normal"/>
    </style:style>
    <style:style style:name="T7" style:family="text">
      <style:text-properties fo:font-style="normal" style:text-underline-style="none" officeooo:rsid="001882ae" style:font-style-asian="normal" style:font-style-complex="normal"/>
    </style:style>
    <style:style style:name="T8" style:family="text">
      <style:text-properties officeooo:rsid="0014620a"/>
    </style:style>
    <style:style style:name="T9" style:family="text">
      <style:text-properties officeooo:rsid="00181edf"/>
    </style:style>
    <style:style style:name="T10" style:family="text">
      <style:text-properties officeooo:rsid="001882ae"/>
    </style:style>
    <style:style style:name="T1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utDown<text:span text:style-name="T9">Remote</text:span></text:p>
      <text:p text:style-name="P17">Lou Nigra<text:line-break/>Adler Planetarium – Far Horizons</text:p>
      <text:p text:style-name="P17">Rachael Affenit<text:line-break/>Illinois Institute of Technology</text:p>
      <text:p text:style-name="P17">Kelli W.</text:p>
      <text:p text:style-name="P19"/>
      <text:p text:style-name="P7">Summary:</text:p>
      <text:p text:style-name="P7"><text:span text:style-name="T11">The CutDownRemote will receive information and new code via Xbee from the CutDownBase. Timer and all other variables can be set remotely via CutDownBase.</text:span></text:p>
      <text:p text:style-name="P7"><text:span text:style-name="T11"/></text:p>
      <text:p text:style-name="P7"><text:span text:style-name="T11">The CutDownRemote contains a timer, which can also be changed via the button interface.</text:span></text:p>
      <text:p text:style-name="P7"><text:span text:style-name="T11"/></text:p>
      <text:p text:style-name="P7"><text:span text:style-name="T11">When the CutDownRemote capacitors are fully charged (~4.5 volts), charging will cease until charge level has dropped a designated percent below the target value, then resume.</text:span></text:p>
      <text:p text:style-name="P1"/>
      <text:p text:style-name="P1">Indicators:</text:p>
      <text:list xml:id="list2844429994258199181" text:style-name="L1">
        <text:list-item>
          <text:p text:style-name="P8">LED (Charge)</text:p>
          <text:list>
            <text:list-item>
              <text:p text:style-name="P8"><text:span text:style-name="T10">Off</text:span> <text:s/>&gt;&gt; <text:s/>Not yet charged</text:p>
            </text:list-item>
            <text:list-item>
              <text:p text:style-name="P8"><text:span text:style-name="T10">On</text:span> <text:s/>&gt;&gt; <text:s/>Fully charged</text:p>
            </text:list-item>
          </text:list>
        </text:list-item>
        <text:list-item>
          <text:p text:style-name="P8">LED (Timer)</text:p>
          <text:list>
            <text:list-item>
              <text:p text:style-name="P8">Off <text:s/>&gt;&gt; <text:s/>Timer inactive</text:p>
            </text:list-item>
            <text:list-item>
              <text:p text:style-name="P8">Flashing every 1 second <text:s/>&gt;&gt; <text:s/>Timer active and counting down</text:p>
            </text:list-item>
          </text:list>
        </text:list-item>
        <text:list-item>
          <text:p text:style-name="P9">LED (Set Mode)</text:p>
          <text:list>
            <text:list-item>
              <text:p text:style-name="P10">Off <text:s/>&gt;&gt; <text:s/>Not in “Set” Mode</text:p>
            </text:list-item>
            <text:list-item>
              <text:p text:style-name="P10">On <text:s/>&gt;&gt; <text:s/>Inside “Set” Mode (hold down “Set” switch to deactivate)</text:p>
            </text:list-item>
          </text:list>
        </text:list-item>
        <text:list-item>
          <text:p text:style-name="P4"><text:span text:style-name="T1">Row of LEDs (</text:span><text:span text:style-name="T4">Current Variable on Display Lit</text:span><text:span text:style-name="T1">)</text:span></text:p>
          <text:list>
            <text:list-item>
              <text:p text:style-name="P12">Time <text:s/>&gt;&gt; <text:s/>“Timer” LED Lit</text:p>
            </text:list-item>
            <text:list-item>
              <text:p text:style-name="P12">% <text:span text:style-name="T10">Charge on Battery </text:span><text:s/>&gt;&gt; <text:s/>“<text:span text:style-name="T10">Batt</text:span>” LED Lit</text:p>
            </text:list-item>
            <text:list-item>
              <text:p text:style-name="P12">% <text:span text:style-name="T10">Charge on Capacitors </text:span><text:s/>&gt;&gt; <text:s/>“<text:span text:style-name="T10">Cap</text:span>” LED Lit</text:p>
            </text:list-item>
          </text:list>
        </text:list-item>
      </text:list>
      <text:p text:style-name="P1"/>
      <text:p text:style-name="P15">Controls:</text:p>
      <text:list xml:id="list354692612136649962" text:style-name="L2">
        <text:list-item>
          <text:p text:style-name="P2"><text:span text:style-name="T5">Start/Stop </text:span><text:span text:style-name="T7">Toggle </text:span><text:span text:style-name="T5">Switch</text:span><text:span text:style-name="T1"> (Timer)</text:span></text:p>
          <text:list>
            <text:list-item>
              <text:p text:style-name="P13">Start Timer: <text:s/>Push in switch</text:p>
            </text:list-item>
            <text:list-item>
              <text:p text:style-name="P13">Stop Timer: <text:s/>Push in and release switch</text:p>
              <text:list>
                <text:list-item>
                  <text:p text:style-name="P11">Timer LED turns off</text:p>
                </text:list-item>
              </text:list>
            </text:list-item>
          </text:list>
        </text:list-item>
        <text:list-item>
          <text:p text:style-name="P2"><text:span text:style-name="T5">Set </text:span><text:span text:style-name="T7">Toggle </text:span><text:span text:style-name="T5">Switch</text:span></text:p>
          <text:list>
            <text:list-item>
              <text:p text:style-name="P2"><text:span text:style-name="T3">Enter </text:span><text:span text:style-name="T2">Set</text:span><text:span text:style-name="T3"> Mode</text:span><text:span text:style-name="T2">: <text:s/></text:span><text:span text:style-name="T1">Push in </text:span><text:span text:style-name="T2">switch</text:span></text:p>
            </text:list-item>
            <text:list-item>
              <text:p text:style-name="P5"><text:span text:style-name="T1">Done Setting </text:span><text:span text:style-name="T4">Time</text:span><text:span text:style-name="T1">: <text:s/>Push in and release switch</text:span></text:p>
            </text:list-item>
          </text:list>
        </text:list-item>
        <text:list-item>
          <text:p text:style-name="P6"><text:span text:style-name="T6">U</text:span><text:span text:style-name="T5">p/Down Momentary Contact Switches </text:span><text:span text:style-name="T1">(Change time in Set mode)</text:span></text:p>
          <text:list>
            <text:list-item>
              <text:p text:style-name="P3"><text:span text:style-name="T2">Press up/down buttons to set </text:span><text:span text:style-name="T4">time</text:span></text:p>
            </text:list-item>
            <text:list-item>
              <text:p text:style-name="P3"><text:span text:style-name="T4">Buttons change time by 1 minute in each direction</text:span></text:p>
            </text:list-item>
          </text:list>
        </text:list-item>
        <text:list-item>
          <text:p text:style-name="P14">Change Variable <text:span text:style-name="T10">Momentary Contact </text:span>Switch</text:p>
          <text:list>
            <text:list-item>
              <text:p text:style-name="P16"><text:span text:style-name="T1">Scroll through variables </text:span><text:span text:style-name="T4">values on display</text:span><text:span text:style-name="T1">: <text:s/>Press switch (reacts on touch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2:53:01.361000000</meta:creation-date>
    <dc:date>2014-07-19T15:58:12.133000000</dc:date>
    <meta:editing-duration>PT20M44S</meta:editing-duration>
    <meta:editing-cycles>5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35" meta:word-count="260" meta:character-count="1451" meta:non-whitespace-character-count="1227"/>
  </office:meta>
</office:document-meta>
</file>